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a" fo:country="DK" officeooo:rsid="001b5a90" officeooo:paragraph-rsid="001b5a90"/>
    </style:style>
    <style:style style:name="P2" style:family="paragraph" style:parent-style-name="Standard">
      <style:text-properties fo:language="da" fo:country="DK" officeooo:rsid="001b5a90" officeooo:paragraph-rsid="00345cb5"/>
    </style:style>
    <style:style style:name="P3" style:family="paragraph" style:parent-style-name="Standard">
      <style:text-properties fo:language="da" fo:country="DK" officeooo:rsid="001d5688" officeooo:paragraph-rsid="001d5688"/>
    </style:style>
    <style:style style:name="P4" style:family="paragraph" style:parent-style-name="Standard">
      <style:text-properties fo:language="da" fo:country="DK" fo:font-weight="bold" officeooo:rsid="001b5a90" officeooo:paragraph-rsid="001b5a90" style:font-weight-asian="bold" style:font-weight-complex="bold"/>
    </style:style>
    <style:style style:name="P5" style:family="paragraph" style:parent-style-name="Standard">
      <style:text-properties fo:language="da" fo:country="DK" fo:font-weight="bold" officeooo:rsid="001d5688" officeooo:paragraph-rsid="001d5688" style:font-weight-asian="bold" style:font-weight-complex="bold"/>
    </style:style>
    <style:style style:name="P6" style:family="paragraph" style:parent-style-name="Standard">
      <style:text-properties fo:language="da" fo:country="DK" fo:font-weight="bold" officeooo:rsid="001ff18b" officeooo:paragraph-rsid="001ff18b" style:font-weight-asian="bold" style:font-weight-complex="bold"/>
    </style:style>
    <style:style style:name="P7" style:family="paragraph" style:parent-style-name="Standard">
      <style:text-properties fo:language="da" fo:country="DK" fo:font-weight="bold" officeooo:rsid="0020b0d4" officeooo:paragraph-rsid="0020b0d4" style:font-weight-asian="bold" style:font-weight-complex="bold"/>
    </style:style>
    <style:style style:name="P8" style:family="paragraph" style:parent-style-name="Standard">
      <style:text-properties fo:language="da" fo:country="DK" fo:font-weight="bold" officeooo:rsid="00243b65" officeooo:paragraph-rsid="00243b65" style:font-weight-asian="bold" style:font-weight-complex="bold"/>
    </style:style>
    <style:style style:name="P9" style:family="paragraph" style:parent-style-name="Standard">
      <style:text-properties fo:language="da" fo:country="DK" fo:font-weight="bold" officeooo:rsid="002ccef4" officeooo:paragraph-rsid="002ccef4" style:font-weight-asian="bold" style:font-weight-complex="bold"/>
    </style:style>
    <style:style style:name="P10" style:family="paragraph" style:parent-style-name="Standard">
      <style:text-properties fo:language="da" fo:country="DK" fo:font-weight="bold" officeooo:rsid="002e885f" officeooo:paragraph-rsid="002e885f" style:font-weight-asian="bold" style:font-weight-complex="bold"/>
    </style:style>
    <style:style style:name="P11" style:family="paragraph" style:parent-style-name="Standard">
      <style:text-properties fo:language="da" fo:country="DK" fo:font-weight="bold" officeooo:rsid="00301a43" officeooo:paragraph-rsid="00301a43" style:font-weight-asian="bold" style:font-weight-complex="bold"/>
    </style:style>
    <style:style style:name="P12" style:family="paragraph" style:parent-style-name="Standard">
      <style:text-properties fo:language="da" fo:country="DK" fo:font-weight="normal" officeooo:rsid="001d5688" officeooo:paragraph-rsid="001d5688" style:font-weight-asian="normal" style:font-weight-complex="normal"/>
    </style:style>
    <style:style style:name="P13" style:family="paragraph" style:parent-style-name="Standard">
      <style:text-properties fo:language="da" fo:country="DK" fo:font-weight="normal" officeooo:rsid="001ff18b" officeooo:paragraph-rsid="001ff18b" style:font-weight-asian="normal" style:font-weight-complex="normal"/>
    </style:style>
    <style:style style:name="P14" style:family="paragraph" style:parent-style-name="Standard">
      <style:text-properties fo:language="da" fo:country="DK" fo:font-weight="normal" officeooo:rsid="0020b0d4" officeooo:paragraph-rsid="0020b0d4" style:font-weight-asian="normal" style:font-weight-complex="normal"/>
    </style:style>
    <style:style style:name="P15" style:family="paragraph" style:parent-style-name="Standard">
      <style:text-properties fo:language="da" fo:country="DK" fo:font-weight="normal" officeooo:rsid="0020b0d4" officeooo:paragraph-rsid="00243b65" style:font-weight-asian="normal" style:font-weight-complex="normal"/>
    </style:style>
    <style:style style:name="P16" style:family="paragraph" style:parent-style-name="Standard">
      <style:text-properties fo:language="da" fo:country="DK" fo:font-weight="normal" officeooo:rsid="0020b0d4" officeooo:paragraph-rsid="0024e718" style:font-weight-asian="normal" style:font-weight-complex="normal"/>
    </style:style>
    <style:style style:name="P17" style:family="paragraph" style:parent-style-name="Standard">
      <style:text-properties fo:language="da" fo:country="DK" fo:font-weight="normal" officeooo:rsid="002897fd" officeooo:paragraph-rsid="002897fd" style:font-weight-asian="normal" style:font-weight-complex="normal"/>
    </style:style>
    <style:style style:name="P18" style:family="paragraph" style:parent-style-name="Standard">
      <style:text-properties fo:language="da" fo:country="DK" fo:font-weight="normal" officeooo:rsid="00297450" officeooo:paragraph-rsid="00297450" style:font-weight-asian="normal" style:font-weight-complex="normal"/>
    </style:style>
    <style:style style:name="P19" style:family="paragraph" style:parent-style-name="Standard">
      <style:text-properties fo:language="da" fo:country="DK" fo:font-weight="normal" officeooo:rsid="002ccef4" officeooo:paragraph-rsid="002ccef4" style:font-weight-asian="normal" style:font-weight-complex="normal"/>
    </style:style>
    <style:style style:name="P20" style:family="paragraph" style:parent-style-name="Standard">
      <style:text-properties fo:language="da" fo:country="DK" fo:font-weight="normal" officeooo:rsid="002d52e8" officeooo:paragraph-rsid="002d52e8" style:font-weight-asian="normal" style:font-weight-complex="normal"/>
    </style:style>
    <style:style style:name="P21" style:family="paragraph" style:parent-style-name="Standard">
      <style:text-properties fo:language="da" fo:country="DK" fo:font-weight="normal" officeooo:rsid="002e3169" officeooo:paragraph-rsid="002e3169" style:font-weight-asian="normal" style:font-weight-complex="normal"/>
    </style:style>
    <style:style style:name="P22" style:family="paragraph" style:parent-style-name="Standard">
      <style:text-properties fo:language="da" fo:country="DK" fo:font-weight="normal" officeooo:rsid="00301a43" officeooo:paragraph-rsid="00301a43" style:font-weight-asian="normal" style:font-weight-complex="normal"/>
    </style:style>
    <style:style style:name="P23" style:family="paragraph" style:parent-style-name="Standard">
      <style:text-properties fo:language="da" fo:country="DK" fo:font-weight="normal" officeooo:rsid="0039e2c7" officeooo:paragraph-rsid="003b05a8" style:font-weight-asian="normal" style:font-weight-complex="normal"/>
    </style:style>
    <style:style style:name="T1" style:family="text">
      <style:text-properties officeooo:rsid="001d5688"/>
    </style:style>
    <style:style style:name="T2" style:family="text">
      <style:text-properties fo:font-weight="bold" style:font-weight-asian="bold" style:font-weight-complex="bold"/>
    </style:style>
    <style:style style:name="T3" style:family="text">
      <style:text-properties officeooo:rsid="002233aa"/>
    </style:style>
    <style:style style:name="T4" style:family="text">
      <style:text-properties officeooo:rsid="00243b65"/>
    </style:style>
    <style:style style:name="T5" style:family="text">
      <style:text-properties officeooo:rsid="0024e718"/>
    </style:style>
    <style:style style:name="T6" style:family="text">
      <style:text-properties officeooo:rsid="002709df"/>
    </style:style>
    <style:style style:name="T7" style:family="text">
      <style:text-properties officeooo:rsid="00297450"/>
    </style:style>
    <style:style style:name="T8" style:family="text">
      <style:text-properties officeooo:rsid="0029cc4b"/>
    </style:style>
    <style:style style:name="T9" style:family="text">
      <style:text-properties officeooo:rsid="002ad52a"/>
    </style:style>
    <style:style style:name="T10" style:family="text">
      <style:text-properties officeooo:rsid="002b3e7b"/>
    </style:style>
    <style:style style:name="T11" style:family="text">
      <style:text-properties officeooo:rsid="002e3169"/>
    </style:style>
    <style:style style:name="T12" style:family="text">
      <style:text-properties officeooo:rsid="003294a8"/>
    </style:style>
    <style:style style:name="T13" style:family="text">
      <style:text-properties officeooo:rsid="0035a98f"/>
    </style:style>
    <style:style style:name="T14" style:family="text">
      <style:text-properties officeooo:rsid="003714c6"/>
    </style:style>
    <style:style style:name="T15" style:family="text">
      <style:text-properties officeooo:rsid="003b05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lide 1</text:span><text:line-break/></text:p>
      <text:p text:style-name="P1">Tak fordi jeg måtte komme og fortælle om min PhD og de <text:span text:style-name="T12">resultater vi indtil videre er kommet frem <text:s/>til. </text:span></text:p>
      <text:p text:style-name="P1"/>
      <text:p text:style-name="P2"><text:span text:style-name="T13">Det overordnede formålt med phd-projektet</text:span><text:span text:style-name="T12"> </text:span><text:span text:style-name="T13">er at undersøger </text:span>hvordan meta-analyser <text:span text:style-name="T1">der sammenligner operativ med non-operativ behandling for proksimale humerus frakturer </text:span>kan komme til modstridende konklusioner. </text:p>
      <text:p text:style-name="P1"/>
      <text:p text:style-name="P4">Slide 2</text:p>
      <text:p text:style-name="P1"/>
      <text:p text:style-name="P1"><text:span text:style-name="T1">Det var egentlig motiveret af blandt andet det her eksempel</text:span> fra to meta-analyser der er udgivet med kun et enkelt års mellem – men som kommer til vidt forskellige konklusioner – med den ene som konkluderer at reverse er den optimale behandlingsmetode mens den anden anbefaler non-operativ behandling.</text:p>
      <text:p text:style-name="P1"><text:s/></text:p>
      <text:p text:style-name="P1">Det skal nævnes at der imellem udgivelsen af de to meta-analyser ikke blev publiceret nogle nye RCT’er – <text:span text:style-name="T14">så der er ikke kommet nye resultater. </text:span></text:p>
      <text:p text:style-name="P1"/>
      <text:p text:style-name="P5">Slide 3</text:p>
      <text:p text:style-name="P3">Så med det første studie ville vi kortlægge både den metodiske kvalitet af meta-analyser samt deres konklusioner. </text:p>
      <text:p text:style-name="P3"/>
      <text:p text:style-name="P3"/>
      <text:p text:style-name="P5">Slide 4</text:p>
      <text:p text:style-name="P12">Det første vi gjorde var at lave en omfattende søgning for at inkludere alle meta-analyser der sammenlignede non-operative med operative behandlinger.</text:p>
      <text:p text:style-name="P12">Og som man kan se her – hvor den sorte linie er meta-analyserne – endte vi med at inkludere 21 meta-analyser der sammenligner operativ med non-operative behandlinger. </text:p>
      <text:p text:style-name="P12"/>
      <text:p text:style-name="P12">Til sammenligning kan man på den grå kurve se at der kun i alt er udgivet 8 RCT’er hvoraf den sidste blev udgivet tilbage i 2015. </text:p>
      <text:p text:style-name="P12"/>
      <text:p text:style-name="P5">Slide 5</text:p>
      <text:p text:style-name="P13">Det næste vi gjorde var at kvalitetsvurdere alle meta-analyserne vha et værktøj der hedder AMSTAR2 – som består af de 16 kvalitetsmarkører vist her.</text:p>
      <text:p text:style-name="P13">Og ud fra de 16 markører gives hver meta-analyse en samlet vurdering. </text:p>
      <text:p text:style-name="P13"><text:s/></text:p>
      <text:p text:style-name="P13">Og hvis man kigger på figuren så var der nogle punkter hvor stort set alle meta-analyser havde mangler – især punkt 2 hvor 95% manglede en protokol, punkt 10 ifht at opgive hvordan de inkluderede studier var finansieret, og punkt 11 hvor alle de meta-analyser som også inkluderede retrospektive studier havde benyttede mangelfulde statistiske metoder. </text:p>
      <text:p text:style-name="P13"/>
      <text:p text:style-name="P13">På den baggrund var der faktisk kun en meta-analyse som blev vurderet til at have høj kvalitet, mens de øvrige blev vurderet til at have kritisk lav kvalitet. <text:line-break/>- så kan i gætte på hvem der har været med til at udgive det af høj kvalitet. </text:p>
      <text:p text:style-name="P13"/>
      <text:p text:style-name="P6">Slide 6</text:p>
      <text:p text:style-name="P13">Derefter scorede vi konklusioner på hver meta-analyser for funktionelt outcome, quality of life og harms. </text:p>
      <text:p text:style-name="P14">Og som man kan se var konklusionerne modstridende for alle tre outcome domæner. </text:p>
      <text:p text:style-name="P14"><text:soft-page-break/>Så vores konklusion <text:span text:style-name="T5">på studie </text:span><text:span text:style-name="T6">1</text:span><text:span text:style-name="T5"> </text:span>var at kvaliteten var overordnet lav og konklusionerne modstridende.</text:p>
      <text:p text:style-name="P15"/>
      <text:p text:style-name="P7">Slide 7</text:p>
      <text:p text:style-name="P16"><text:span text:style-name="T5">Inspireret af at de mange meta-analyser i første studie ikke havde nogen protokol ville vi I vores andet studie derfor undersøge i hvor stor grad en protokol kan være med til at </text:span><text:span text:style-name="T4">til at forhindre de her </text:span><text:span text:style-name="T3">fiske ekspeditioner hvor man bliver ved med at ændre på metoden indtil man finder et signifikant resultat – </text:span><text:span text:style-name="T5">hvilket i sidste ende kan bidrage til de modstridende konklusioner. </text:span><text:span text:style-name="T3"><text:s/></text:span></text:p>
      <text:p text:style-name="P16"/>
      <text:p text:style-name="P17">Til at undersøge dette brugte vi det her begreb kaldet vibrations of effects – som bedst kan forklares med et eksempel. </text:p>
      <text:p text:style-name="P16"/>
      <text:p text:style-name="P8">Slide 8</text:p>
      <text:p text:style-name="P17"><text:span text:style-name="T7">Hvis vi antager det her er vores lille meta-analyse hvor vi kun har</text:span> 3 forskellige metodevalg med hver 2 valgmuligheder giver <text:span text:style-name="T7">det os</text:span> 8 potentielt forskellige resultater. </text:p>
      <text:p text:style-name="P17"><text:span text:style-name="T7">V</text:span>ibrations of effect <text:span text:style-name="T7">beskriver hvor stor forskel der </text:span>er på de opnåede resultater, <text:span text:style-name="T7">så</text:span> hvis <text:span text:style-name="T7">alle resultater, trods de forskellige metodevalg, ligger tæt på hinanden er effekten lav mens hvis de er meget forskellige er den høj</text:span>. </text:p>
      <text:p text:style-name="P17"/>
      <text:p text:style-name="P18">Så for at kunne beregne vibrations of effects bliver man nød til at foretage en meta-analyse for alle kombinationer af metode-valg. <text:span text:style-name="T8">Dvs. man laver en algoritme der først laver ~den her~ meta-analyse, derefter den her, osv. </text:span></text:p>
      <text:p text:style-name="P18"/>
      <text:p text:style-name="P18"><text:span text:style-name="T8">Men i virkeligheden er der væsentligt flere valgmuligheder end illustreret her, så b</text:span>aseret på de meta-analyser vi inkluderede i første studie identificerede vi 21 metodevalg der hav<text:span text:style-name="T8">d</text:span>e mellem 2 og 6 valgmuligheder – hvilket i sidste ende gav lige omkring 400 millioner <text:span text:style-name="T9">metodisk </text:span>forskellige meta-analyser. </text:p>
      <text:p text:style-name="P18"/>
      <text:p text:style-name="P18">Heldigvis fik jeg lov til at låne universitets supercomputer <text:span text:style-name="T10">der svarer til cirka 50 almindelige computere</text:span> <text:span text:style-name="T10">hvor det ”kun” tog omkring 5 timer at køre mine beregninger. </text:span></text:p>
      <text:p text:style-name="P18"/>
      <text:p text:style-name="P9">Slide 9</text:p>
      <text:p text:style-name="P19">De første beregninger vi kørte var hvis man slet ikke anvendte en protokol som er vist her under None. <text:line-break/>Hvert punkt er en meta-analyse, med effekt estimatet på x-aksen hvor 0 betyder ingen forskel mellem operativ og non-operativ behandling, negative værdier er til fordel for operativ mens positive er til fordel for non-operativ. <text:line-break/>På y-aksen har vi p-værdien og alt under den stiplede linje er signifikante resultater. </text:p>
      <text:p text:style-name="P19"/>
      <text:p text:style-name="P19">Så en ting man kan se er at hvis man for funktionelt outcome ikke benytter en protokol har man mulighed for at tilpasse sine metodevalg således at man enten kan få et signifikant resultat til fordel for kirurgi eller for non-operativ behandling. </text:p>
      <text:p text:style-name="P19"/>
      <text:p text:style-name="P20">Derefter kontaktede vi forfatterne af alle meta-analyserne og spurgte om de havde lavet en protokol før deres meta-analyse og i så fald om vi måtte få en kopi. </text:p>
      <text:p text:style-name="P20">Vi omkodede derefter vores algoritme til at følge protokollerne for de metodevalg som var specificeret i protokollen, mens de resterende der ikke var nævnt lod vi være som hvis der ikke var en protokol. </text:p>
      <text:p text:style-name="P20"/>
      <text:p text:style-name="P20">Som man kan se har en protokol stor effekt på <text:s/>både antallet af potentielle meta-analyser men også hvor <text:span text:style-name="T11">stor spredning der er på resultaterne – dvs det mindsker vibration of effects.</text:span></text:p>
      <text:p text:style-name="P21"><text:soft-page-break/>Der er dog med nogle af protokollerne stadig mulighed for at opnå modstridende resultater (protokol a).</text:p>
      <text:p text:style-name="P21"/>
      <text:p text:style-name="P10">Slide 10</text:p>
      <text:p text:style-name="P22">Kigger vi på quality of life er effekten den samme, dog mindre udpræget en for funktionelt outcome idet der er færre studier der rapporterer på quality of life. </text:p>
      <text:p text:style-name="P22"/>
      <text:p text:style-name="P11">Slide 11</text:p>
      <text:p text:style-name="P22">For adverse events er der stadig en effekt af protokollerne men stadig noget mindre. Det er værd at bemærke at ingen af resultaterne er til fordel for kirurgisk intervention, heller ikke uden en protokol. </text:p>
      <text:p text:style-name="P22"/>
      <text:p text:style-name="P22">De endelige resultater blev først færdige for et par uger siden så vi har stadig en del analysearbejde tilbage, men som udgangspunkt ser det ud til at en manglende protokol – eller en for uspecifik protokol – kan være en af årsagerne til de modstidende konklusioner. </text:p>
      <text:p text:style-name="P22"/>
      <text:p text:style-name="P11">Slide 12</text:p>
      <text:p text:style-name="P22">Det var nogenlunde hvad vi indtil nu har nået i forbindelse med phd’en – men nu skal det heller ikke virke som om jeg bare fyrer husleje af – så jeg vil da også lige nævne at jeg i samråd med Stig har udviklet en deep learning model der med samme sensitivitet og specificitet som radiologer kan diagnosticere ACL ruptur og menisk skader på MR scanninger. Det kommer jeg til at fortælle mere om på DOS</text:p>
      <text:p text:style-name="P22"/>
      <text:p text:style-name="P11">Slide 13</text:p>
      <text:p text:style-name="P23">Til allersidst har jeg en lille opfordring til de forskningsinteresserede. Jeg var så heldig at blive optaget på <text:span text:style-name="T15">d</text:span>en <text:span text:style-name="T15">her</text:span> deltids uddannelse på harvard medical school <text:span text:style-name="T15">som jeg virkelig kan anbefale hvis man har mulighed for det</text:span>. Det er en 1 årig uddannelse <text:span text:style-name="T15">hvor m</text:span>an <text:span text:style-name="T15">blandt andet har kurser indenfor </text:span><text:s/>forsøgsdesign, epidemiologi og statistik. <text:span text:style-name="T15">Det foregår primært</text:span> online <text:span text:style-name="T15">men </text:span>der <text:span text:style-name="T15">er også</text:span> 2 workshops i london samt en på harvard med en afsluttende eksamen. <text:span text:style-name="T15">Som sagt kan jeg virkelig anbefale det </text:span><text:s/><text:span text:style-name="T15">og jeg ved der er åbnet op for dette års ansøgning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2T10:31:28.708034084</meta:creation-date>
    <dc:date>2021-10-04T12:30:20.407612805</dc:date>
    <meta:editing-duration>PT4H13M57S</meta:editing-duration>
    <meta:editing-cycles>15</meta:editing-cycles>
    <meta:generator>LibreOffice/7.2.1.2$Linux_X86_64 LibreOffice_project/87b77fad49947c1441b67c559c339af8f3517e22</meta:generator>
    <meta:document-statistic meta:table-count="0" meta:image-count="0" meta:object-count="0" meta:page-count="3" meta:paragraph-count="48" meta:word-count="1152" meta:character-count="6989" meta:non-whitespace-character-count="5831"/>
  </office:meta>
</office:document-meta>
</file>